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25pt"/>
    </style:style>
    <style:style style:name="co3" style:family="table-column">
      <style:table-column-properties fo:break-before="auto" style:column-width="94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24.33pt" svg:height="255.29pt" svg:x="497.06pt" svg:y="54.06pt">
            <draw:object draw:notify-on-update-of-ranges="Sheet1.C5:Sheet1.C25 Sheet1.D3:Sheet1.D4 Sheet1.D5:Sheet1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24.33pt" svg:height="255.29pt" svg:x="497.06pt" svg:y="371.2pt">
            <draw:object draw:notify-on-update-of-ranges="Sheet1.C31:Sheet1.C51 Sheet1.D30:Sheet1.D30 Sheet1.D31:Sheet1.D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Dados de execução para Matriz 2000x2000</text:p>
          </table:table-cell>
          <table:covered-table-cell table:style-name="Default"/>
          <table:table-cell table:number-columns-repeated="2"/>
          <table:table-cell table:style-name="ce6" office:value-type="string" calcext:value-type="string" table:number-columns-spanned="9" table:number-rows-spanned="1">
            <text:p>Processador utilizado: AMD Ryzen 2700 (8 núcleos e 16 threads)</text:p>
          </table:table-cell>
          <table:covered-table-cell table:style-name="ce6"/>
          <table:covered-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Número de threads</text:p>
          </table:table-cell>
          <table:table-cell table:style-name="ce3" office:value-type="string" calcext:value-type="string">
            <text:p>Tempo (segundos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2" table:number-rows-spanned="1">
            <text:p>Dados de execução para Matriz 4000x4000</text:p>
          </table:table-cell>
          <table:covered-table-cell/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>
            <text:p>Número de threads</text:p>
          </table:table-cell>
          <table:table-cell table:style-name="ce3" office:value-type="string" calcext:value-type="string">
            <text:p>Tempo (segundos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08:24:25.347857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5:56:02.591071422</meta:creation-date>
    <dc:date>2022-04-07T09:48:21.709988551</dc:date>
    <meta:editing-duration>PT2H11M51S</meta:editing-duration>
    <meta:editing-cycles>30</meta:editing-cycles>
    <meta:generator>LibreOffice/6.0.7.3$Linux_X86_64 LibreOffice_project/00m0$Build-3</meta:generator>
    <meta:document-statistic meta:table-count="1" meta:cell-count="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26cm" svg:height="9.007cm" xlink:href=".." xlink:type="simple" chart:class="chart:line" chart:style-name="ch1">
        <chart:title svg:x="2.132cm" svg:y="0.316cm" chart:style-name="ch2">
          <text:p>Tempo de execução por quantidade de threads de uma matriz 2000x2000 (em segundos)</text:p>
        </chart:title>
        <chart:plot-area chart:style-name="ch3" table:cell-range-address="Sheet1.C3:Sheet1.D25" chart:data-source-has-labels="both" svg:x="1.326cm" svg:y="1.321cm" svg:width="19.07cm" svg:height="5.757cm">
          <chartooo:coordinate-region svg:x="1.947cm" svg:y="1.52cm" svg:width="18.262cm" svg:height="4.911cm"/>
          <chart:axis chart:dimension="x" chart:name="primary-x" chart:style-name="ch4" chartooo:axis-type="auto">
            <chartooo:date-scale/>
            <chart:title svg:x="9.415cm" svg:y="7.258cm" chart:style-name="ch5">
              <text:p>Número de threads</text:p>
            </chart:title>
            <chart:categories table:cell-range-address="Sheet1.C5:Sheet1.C25"/>
          </chart:axis>
          <chart:axis chart:dimension="y" chart:name="primary-y" chart:style-name="ch6">
            <chart:title svg:x="0.326cm" svg:y="5.619cm" chart:style-name="ch7">
              <text:p>Tempo (segundos)</text:p>
            </chart:title>
            <chart:grid chart:style-name="ch8" chart:class="major"/>
          </chart:axis>
          <chart:series chart:style-name="ch9" chart:values-cell-range-address="Sheet1.D5:Sheet1.D25" chart:label-cell-address="Sheet1.D3:Sheet1.D4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egundos)</text:p>
                <text:list>
                  <text:list-item>
                    <text:p/>
                  </text:list-item>
                  <text:list-item>
                    <text:p>Tempo (segundos)</text:p>
                  </text:list-item>
                </text:list>
                <draw:g>
                  <svg:desc>Sheet1.D3:Sheet1.D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5:Sheet1.C25</svg:desc>
                </draw:g>
              </table:table-cell>
              <table:table-cell office:value-type="float" office:value="35">
                <text:p>35</text:p>
                <draw:g>
                  <svg:desc>Sheet1.D5:Sheet1.D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26cm" svg:height="9.007cm" xlink:href=".." xlink:type="simple" chart:class="chart:line" chart:style-name="ch1">
        <chart:title svg:x="2.132cm" svg:y="0.316cm" chart:style-name="ch2">
          <text:p>Tempo de execução por quantidade de threads de uma matriz 4000x4000 (em segundos)</text:p>
        </chart:title>
        <chart:plot-area chart:style-name="ch3" table:cell-range-address="Sheet1.C30:Sheet1.D51" chart:data-source-has-labels="both" svg:x="1.167cm" svg:y="1.099cm" svg:width="19.26cm" svg:height="5.761cm">
          <chartooo:coordinate-region svg:x="1.974cm" svg:y="1.298cm" svg:width="18.266cm" svg:height="4.915cm"/>
          <chart:axis chart:dimension="x" chart:name="primary-x" chart:style-name="ch4" chartooo:axis-type="auto">
            <chartooo:date-scale/>
            <chart:title svg:x="9.351cm" svg:y="7.04cm" chart:style-name="ch5">
              <text:p>Número de threads</text:p>
            </chart:title>
            <chart:categories table:cell-range-address="Sheet1.C31:Sheet1.C51"/>
          </chart:axis>
          <chart:axis chart:dimension="y" chart:name="primary-y" chart:style-name="ch6">
            <chart:title svg:x="0.167cm" svg:y="5.399cm" chart:style-name="ch7">
              <text:p>Tempo (segundos)</text:p>
            </chart:title>
            <chart:grid chart:style-name="ch8" chart:class="major"/>
          </chart:axis>
          <chart:series chart:style-name="ch9" chart:values-cell-range-address="Sheet1.D31:Sheet1.D51" chart:label-cell-address="Sheet1.D30:Sheet1.D30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egundos)</text:p>
                <draw:g>
                  <svg:desc>Sheet1.D30:Sheet1.D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31:Sheet1.C51</svg:desc>
                </draw:g>
              </table:table-cell>
              <table:table-cell office:value-type="float" office:value="456">
                <text:p>456</text:p>
                <draw:g>
                  <svg:desc>Sheet1.D31:Sheet1.D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